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Mono" svg:font-family="'Google Sans Mono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d4d4d4" loext:opacity="100%" style:font-name="Google Sans Mono" fo:font-size="10.5pt" fo:font-weight="normal" fo:background-color="#1e1f20"/>
    </style:style>
    <style:style style:name="P2" style:family="paragraph" style:parent-style-name="Standard">
      <style:paragraph-properties style:line-height-at-least="0.198in"/>
    </style:style>
    <style:style style:name="P3" style:family="paragraph" style:parent-style-name="Standard">
      <style:paragraph-properties fo:margin-left="0in" fo:margin-right="0in" style:line-height-at-least="0.198in" fo:text-indent="0in" style:auto-text-indent="false"/>
      <style:text-properties fo:color="#80868b" loext:opacity="100%" style:font-name="Google Sans Mono" fo:font-size="10.5pt" fo:font-weight="normal" fo:background-color="#1e1f20"/>
    </style:style>
    <style:style style:name="T1" style:family="text">
      <style:text-properties fo:color="#c58af9" loext:opacity="100%"/>
    </style:style>
    <style:style style:name="T2" style:family="text">
      <style:text-properties fo:color="#dcdcdc" loext:opacity="100%"/>
    </style:style>
    <style:style style:name="T3" style:family="text">
      <style:text-properties fo:color="#ff0000" loext:opacity="100%"/>
    </style:style>
    <style:style style:name="T4" style:family="text">
      <style:text-properties fo:color="#80868b" loext:opacity="100%"/>
    </style:style>
    <style:style style:name="T5" style:family="text">
      <style:text-properties fo:color="#fa903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SE</text:span> `mydb`<text:span text:style-name="T2">;</text:span></text:p>
      <text:p text:style-name="P2"/>
      <text:p text:style-name="P3">-- -----------------------------------------------------</text:p>
      <text:p text:style-name="P3">-- 1. Populate AIRPORT (Independent Table)</text:p>
      <text:p text:style-name="P3">-- -----------------------------------------------------</text:p>
      <text:p text:style-name="P1"><text:span text:style-name="T1">INSERT</text:span> <text:span text:style-name="T1">INTO</text:span> `mydb`<text:span text:style-name="T2">.</text:span>`Airport` <text:span text:style-name="T2">(</text:span>`State`<text:span text:style-name="T2">,</text:span> `City`<text:span text:style-name="T2">)</text:span> <text:span text:style-name="T1">VALUES</text:span> </text:p>
      <text:p text:style-name="P1"><text:span text:style-name="T2">(</text:span><text:span text:style-name="T3">'New York'</text:span><text:span text:style-name="T2">,</text:span> <text:span text:style-name="T3">'New York City'</text:span><text:span text:style-name="T2">),</text:span>     <text:span text:style-name="T4">-- ID 1</text:span></text:p>
      <text:p text:style-name="P1"><text:span text:style-name="T2">(</text:span><text:span text:style-name="T3">'California'</text:span><text:span text:style-name="T2">,</text:span> <text:span text:style-name="T3">'Los Angeles'</text:span><text:span text:style-name="T2">),</text:span>     <text:span text:style-name="T4">-- ID 2</text:span></text:p>
      <text:p text:style-name="P1"><text:span text:style-name="T2">(</text:span><text:span text:style-name="T3">'England'</text:span><text:span text:style-name="T2">,</text:span> <text:span text:style-name="T3">'London'</text:span><text:span text:style-name="T2">),</text:span>             <text:span text:style-name="T4">-- ID 3</text:span></text:p>
      <text:p text:style-name="P1"><text:span text:style-name="T2">(</text:span><text:span text:style-name="T3">'Tokyo'</text:span><text:span text:style-name="T2">,</text:span> <text:span text:style-name="T3">'Tokyo'</text:span><text:span text:style-name="T2">),</text:span>                <text:span text:style-name="T4">-- ID 4</text:span></text:p>
      <text:p text:style-name="P1"><text:span text:style-name="T2">(</text:span><text:span text:style-name="T3">'Texas'</text:span><text:span text:style-name="T2">,</text:span> <text:span text:style-name="T3">'Dallas'</text:span><text:span text:style-name="T2">);</text:span>               <text:span text:style-name="T4">-- ID 5</text:span></text:p>
      <text:p text:style-name="P2"/>
      <text:p text:style-name="P3">-- -----------------------------------------------------</text:p>
      <text:p text:style-name="P3">-- 2. Populate PASSENGER (Independent Table)</text:p>
      <text:p text:style-name="P3">-- -----------------------------------------------------</text:p>
      <text:p text:style-name="P1"><text:span text:style-name="T1">INSERT</text:span> <text:span text:style-name="T1">INTO</text:span> `mydb`<text:span text:style-name="T2">.</text:span>`Passenger` <text:span text:style-name="T2">(</text:span>`pass_name`<text:span text:style-name="T2">,</text:span> `carryon`<text:span text:style-name="T2">,</text:span> `Pass_email`<text:span text:style-name="T2">)</text:span> <text:span text:style-name="T1">VALUES</text:span> </text:p>
      <text:p text:style-name="P1"><text:span text:style-name="T2">(</text:span><text:span text:style-name="T3">'John Smith'</text:span><text:span text:style-name="T2">,</text:span> <text:span text:style-name="T5">1</text:span><text:span text:style-name="T2">,</text:span> <text:span text:style-name="T3">'john.smith@gmail.com'</text:span><text:span text:style-name="T2">),</text:span>       <text:span text:style-name="T4">-- ID 1</text:span></text:p>
      <text:p text:style-name="P1"><text:span text:style-name="T2">(</text:span><text:span text:style-name="T3">'Sarah Connor'</text:span><text:span text:style-name="T2">,</text:span> <text:span text:style-name="T5">0</text:span><text:span text:style-name="T2">,</text:span> <text:span text:style-name="T3">'sarah.connor@sky.net'</text:span><text:span text:style-name="T2">),</text:span>     <text:span text:style-name="T4">-- ID 2</text:span></text:p>
      <text:p text:style-name="P1"><text:span text:style-name="T2">(</text:span><text:span text:style-name="T3">'James Bond'</text:span><text:span text:style-name="T2">,</text:span> <text:span text:style-name="T5">1</text:span><text:span text:style-name="T2">,</text:span> <text:span text:style-name="T3">'007@mi6.gov.uk'</text:span><text:span text:style-name="T2">),</text:span>             <text:span text:style-name="T4">-- ID 3</text:span></text:p>
      <text:p text:style-name="P1"><text:span text:style-name="T2">(</text:span><text:span text:style-name="T3">'Ellen Ripley'</text:span><text:span text:style-name="T2">,</text:span> <text:span text:style-name="T5">0</text:span><text:span text:style-name="T2">,</text:span> <text:span text:style-name="T3">'ripley@nostromo.space'</text:span><text:span text:style-name="T2">);</text:span>    <text:span text:style-name="T4">-- ID 4</text:span></text:p>
      <text:p text:style-name="P2"/>
      <text:p text:style-name="P3">-- -----------------------------------------------------</text:p>
      <text:p text:style-name="P3">-- 3. Populate PLANE (Depends on Airport)</text:p>
      <text:p text:style-name="P3">-- -----------------------------------------------------</text:p>
      <text:p text:style-name="P3">-- Linking Planes to their current route (Outgoing -&gt; Incoming)</text:p>
      <text:p text:style-name="P1"><text:span text:style-name="T1">INSERT</text:span> <text:span text:style-name="T1">INTO</text:span> `mydb`<text:span text:style-name="T2">.</text:span>`Plane` <text:span text:style-name="T2">(</text:span>`seats`<text:span text:style-name="T2">,</text:span> `outgoing`<text:span text:style-name="T2">,</text:span> `incoming`<text:span text:style-name="T2">)</text:span> <text:span text:style-name="T1">VALUES</text:span> </text:p>
      <text:p text:style-name="P1"><text:span text:style-name="T2">(</text:span><text:span text:style-name="T5">180</text:span><text:span text:style-name="T2">,</text:span> <text:span text:style-name="T5">1</text:span><text:span text:style-name="T2">,</text:span> <text:span text:style-name="T5">3</text:span><text:span text:style-name="T2">),</text:span>   <text:span text:style-name="T4">-- Plane ID 1: 180 seats, flying NYC (1) -&gt; London (3)</text:span></text:p>
      <text:p text:style-name="P1"><text:span text:style-name="T2">(</text:span><text:span text:style-name="T5">300</text:span><text:span text:style-name="T2">,</text:span> <text:span text:style-name="T5">2</text:span><text:span text:style-name="T2">,</text:span> <text:span text:style-name="T5">4</text:span><text:span text:style-name="T2">),</text:span>   <text:span text:style-name="T4">-- Plane ID 2: 300 seats, flying LA (2) -&gt; Tokyo (4)</text:span></text:p>
      <text:p text:style-name="P1"><text:span text:style-name="T2">(</text:span><text:span text:style-name="T5">150</text:span><text:span text:style-name="T2">,</text:span> <text:span text:style-name="T5">5</text:span><text:span text:style-name="T2">,</text:span> <text:span text:style-name="T5">1</text:span><text:span text:style-name="T2">);</text:span>   <text:span text:style-name="T4">-- Plane ID 3: 150 seats, flying Dallas (5) -&gt; NYC (1)</text:span></text:p>
      <text:p text:style-name="P2"/>
      <text:p text:style-name="P3">-- -----------------------------------------------------</text:p>
      <text:p text:style-name="P3">-- 4. Populate MEMBER (Depends on Passenger)</text:p>
      <text:p text:style-name="P3">-- -----------------------------------------------------</text:p>
      <text:p text:style-name="P3">-- Linking specific passengers to the loyalty program</text:p>
      <text:p text:style-name="P1"><text:span text:style-name="T1">INSERT</text:span> <text:span text:style-name="T1">INTO</text:span> `mydb`<text:span text:style-name="T2">.</text:span>`Member` <text:span text:style-name="T2">(</text:span>`Pass_id`<text:span text:style-name="T2">,</text:span> `points`<text:span text:style-name="T2">)</text:span> <text:span text:style-name="T1">VALUES</text:span> </text:p>
      <text:p text:style-name="P1"><text:span text:style-name="T2">(</text:span><text:span text:style-name="T5">1</text:span><text:span text:style-name="T2">,</text:span> <text:span text:style-name="T5">5200</text:span><text:span text:style-name="T2">),</text:span>     <text:span text:style-name="T4">-- John Smith has 5200 points</text:span></text:p>
      <text:p text:style-name="P1"><text:span text:style-name="T2">(</text:span><text:span text:style-name="T5">3</text:span><text:span text:style-name="T2">,</text:span> <text:span text:style-name="T5">150000</text:span><text:span text:style-name="T2">);</text:span>   <text:span text:style-name="T4">-- James Bond has a lot of points</text:span></text:p>
      <text:p text:style-name="P2"/>
      <text:p text:style-name="P3">-- -----------------------------------------------------</text:p>
      <text:p text:style-name="P3">-- 5. Populate LUGGAGE (Depends on Passenger)</text:p>
      <text:p text:style-name="P3">-- -----------------------------------------------------</text:p>
      <text:p text:style-name="P1"><text:span text:style-name="T1">INSERT</text:span> <text:span text:style-name="T1">INTO</text:span> `mydb`<text:span text:style-name="T2">.</text:span>`Luggage` <text:span text:style-name="T2">(</text:span>`weight`<text:span text:style-name="T2">,</text:span> `pass_id`<text:span text:style-name="T2">)</text:span> <text:span text:style-name="T1">VALUES</text:span> </text:p>
      <text:p text:style-name="P1"><text:span text:style-name="T2">(</text:span><text:span text:style-name="T5">23</text:span><text:span text:style-name="T2">,</text:span> <text:span text:style-name="T5">1</text:span><text:span text:style-name="T2">),</text:span>   <text:span text:style-name="T4">-- John Smith's bag (23kg)</text:span></text:p>
      <text:p text:style-name="P1"><text:span text:style-name="T2">(</text:span><text:span text:style-name="T5">15</text:span><text:span text:style-name="T2">,</text:span> <text:span text:style-name="T5">2</text:span><text:span text:style-name="T2">),</text:span>   <text:span text:style-name="T4">-- Sarah Connor's bag (15kg)</text:span></text:p>
      <text:p text:style-name="P1"><text:span text:style-name="T2">(</text:span><text:span text:style-name="T5">10</text:span><text:span text:style-name="T2">,</text:span> <text:span text:style-name="T5">3</text:span><text:span text:style-name="T2">),</text:span>   <text:span text:style-name="T4">-- James Bond's light bag (10kg)</text:span></text:p>
      <text:p text:style-name="P1"><text:span text:style-name="T2">(</text:span><text:span text:style-name="T5">25</text:span><text:span text:style-name="T2">,</text:span> <text:span text:style-name="T5">4</text:span><text:span text:style-name="T2">);</text:span>   <text:span text:style-name="T4">-- Ellen Ripley's heavy gear (25kg)</text:span></text:p>
      <text:p text:style-name="P2"/>
      <text:p text:style-name="P3"><text:soft-page-break/>-- -----------------------------------------------------</text:p>
      <text:p text:style-name="P3">-- 6. Populate TICKET (Depends on Passenger &amp; Airport)</text:p>
      <text:p text:style-name="P3">-- -----------------------------------------------------</text:p>
      <text:p text:style-name="P3">-- Note: 'Airport' column in your schema likely refers to Destination</text:p>
      <text:p text:style-name="P1"><text:span text:style-name="T1">INSERT</text:span> <text:span text:style-name="T1">INTO</text:span> `mydb`<text:span text:style-name="T2">.</text:span>`Ticket` <text:span text:style-name="T2">(</text:span>`pass_id`<text:span text:style-name="T2">,</text:span> `price`<text:span text:style-name="T2">,</text:span> `class`<text:span text:style-name="T2">,</text:span> `Airport`<text:span text:style-name="T2">,</text:span> `Num_tickets`<text:span text:style-name="T2">)</text:span> <text:span text:style-name="T1">VALUES</text:span> </text:p>
      <text:p text:style-name="P1"><text:span text:style-name="T2">(</text:span><text:span text:style-name="T5">1</text:span><text:span text:style-name="T2">,</text:span> <text:span text:style-name="T5">450.50</text:span><text:span text:style-name="T2">,</text:span> <text:span text:style-name="T3">'Economy'</text:span><text:span text:style-name="T2">,</text:span> <text:span text:style-name="T5">3</text:span><text:span text:style-name="T2">,</text:span> <text:span text:style-name="T5">1</text:span><text:span text:style-name="T2">),</text:span>    <text:span text:style-name="T4">-- John -&gt; London</text:span></text:p>
      <text:p text:style-name="P1"><text:span text:style-name="T2">(</text:span><text:span text:style-name="T5">2</text:span><text:span text:style-name="T2">,</text:span> <text:span text:style-name="T5">800.00</text:span><text:span text:style-name="T2">,</text:span> <text:span text:style-name="T3">'Business'</text:span><text:span text:style-name="T2">,</text:span> <text:span text:style-name="T5">4</text:span><text:span text:style-name="T2">,</text:span> <text:span text:style-name="T5">2</text:span><text:span text:style-name="T2">),</text:span>   <text:span text:style-name="T4">-- Sarah -&gt; Tokyo (2 tickets)</text:span></text:p>
      <text:p text:style-name="P1"><text:span text:style-name="T2">(</text:span><text:span text:style-name="T5">3</text:span><text:span text:style-name="T2">,</text:span> <text:span text:style-name="T5">1200.00</text:span><text:span text:style-name="T2">,</text:span> <text:span text:style-name="T3">'First'</text:span><text:span text:style-name="T2">,</text:span> <text:span text:style-name="T5">1</text:span><text:span text:style-name="T2">,</text:span> <text:span text:style-name="T5">1</text:span><text:span text:style-name="T2">),</text:span>     <text:span text:style-name="T4">-- James -&gt; NYC</text:span></text:p>
      <text:p text:style-name="P1"><text:span text:style-name="T2">(</text:span><text:span text:style-name="T5">4</text:span><text:span text:style-name="T2">,</text:span> <text:span text:style-name="T5">300.25</text:span><text:span text:style-name="T2">,</text:span> <text:span text:style-name="T3">'Economy'</text:span><text:span text:style-name="T2">,</text:span> <text:span text:style-name="T5">5</text:span><text:span text:style-name="T2">,</text:span> <text:span text:style-name="T5">1</text:span><text:span text:style-name="T2">);</text:span>    <text:span text:style-name="T4">-- Ellen -&gt; Dallas</text:span></text:p>
      <text:p text:style-name="P2"/>
      <text:p text:style-name="P3">-- -----------------------------------------------------</text:p>
      <text:p text:style-name="P3">-- 7. Populate LOGS (Depends on Plane &amp; Airport)</text:p>
      <text:p text:style-name="P3">-- -----------------------------------------------------</text:p>
      <text:p text:style-name="P3">-- Historical flight logs</text:p>
      <text:p text:style-name="P1"><text:span text:style-name="T1">INSERT</text:span> <text:span text:style-name="T1">INTO</text:span> `mydb`<text:span text:style-name="T2">.</text:span>`Logs` <text:span text:style-name="T2">(</text:span>`Plane_id`<text:span text:style-name="T2">,</text:span> `Ingoing`<text:span text:style-name="T2">,</text:span> `Outgoing`<text:span text:style-name="T2">,</text:span> `<text:span text:style-name="T1">Date</text:span>`<text:span text:style-name="T2">)</text:span> <text:span text:style-name="T1">VALUES</text:span> </text:p>
      <text:p text:style-name="P1"><text:span text:style-name="T2">(</text:span><text:span text:style-name="T5">1</text:span><text:span text:style-name="T2">,</text:span> <text:span text:style-name="T5">3</text:span><text:span text:style-name="T2">,</text:span> <text:span text:style-name="T5">1</text:span><text:span text:style-name="T2">,</text:span> <text:span text:style-name="T3">'2023-10-01'</text:span><text:span text:style-name="T2">),</text:span>   <text:span text:style-name="T4">-- Plane 1 flew NYC to London on Oct 1</text:span></text:p>
      <text:p text:style-name="P1"><text:span text:style-name="T2">(</text:span><text:span text:style-name="T5">2</text:span><text:span text:style-name="T2">,</text:span> <text:span text:style-name="T5">4</text:span><text:span text:style-name="T2">,</text:span> <text:span text:style-name="T5">2</text:span><text:span text:style-name="T2">,</text:span> <text:span text:style-name="T3">'2023-10-02'</text:span><text:span text:style-name="T2">),</text:span>   <text:span text:style-name="T4">-- Plane 2 flew LA to Tokyo on Oct 2</text:span></text:p>
      <text:p text:style-name="P1"><text:span text:style-name="T2">(</text:span><text:span text:style-name="T5">3</text:span><text:span text:style-name="T2">,</text:span> <text:span text:style-name="T5">1</text:span><text:span text:style-name="T2">,</text:span> <text:span text:style-name="T5">5</text:span><text:span text:style-name="T2">,</text:span> <text:span text:style-name="T3">'2023-10-03'</text:span><text:span text:style-name="T2">);</text:span>   <text:span text:style-name="T4">-- Plane 3 flew Dallas to NYC on Oct 3</text:span></text:p>
      <text:p text:style-name="P2"/>
      <text:p text:style-name="P3">-- -----------------------------------------------------</text:p>
      <text:p text:style-name="P3">-- 8. Populate PAYMENT (Logically linked to Passenger)</text:p>
      <text:p text:style-name="P3">-- -----------------------------------------------------</text:p>
      <text:p text:style-name="P1"><text:span text:style-name="T1">INSERT</text:span> <text:span text:style-name="T1">INTO</text:span> `mydb`<text:span text:style-name="T2">.</text:span>`Payment` <text:span text:style-name="T2">(</text:span>`pass_id`<text:span text:style-name="T2">,</text:span> `Tick_Price`<text:span text:style-name="T2">,</text:span> `<text:span text:style-name="T1">Date</text:span>`<text:span text:style-name="T2">,</text:span> `Type`<text:span text:style-name="T2">)</text:span> <text:span text:style-name="T1">VALUES</text:span> </text:p>
      <text:p text:style-name="P1"><text:span text:style-name="T2">(</text:span><text:span text:style-name="T5">1</text:span><text:span text:style-name="T2">,</text:span> <text:span text:style-name="T5">450.50</text:span><text:span text:style-name="T2">,</text:span> <text:span text:style-name="T3">'2023-09-15'</text:span><text:span text:style-name="T2">,</text:span> <text:span text:style-name="T3">'Credit Card'</text:span><text:span text:style-name="T2">),</text:span></text:p>
      <text:p text:style-name="P1"><text:span text:style-name="T2">(</text:span><text:span text:style-name="T5">2</text:span><text:span text:style-name="T2">,</text:span> <text:span text:style-name="T5">1600.00</text:span><text:span text:style-name="T2">,</text:span> <text:span text:style-name="T3">'2023-09-20'</text:span><text:span text:style-name="T2">,</text:span> <text:span text:style-name="T3">'PayPal'</text:span><text:span text:style-name="T2">),</text:span> <text:span text:style-name="T4">-- Paid for 2 tickets</text:span></text:p>
      <text:p text:style-name="P1"><text:span text:style-name="T2">(</text:span><text:span text:style-name="T5">3</text:span><text:span text:style-name="T2">,</text:span> <text:span text:style-name="T5">1200.00</text:span><text:span text:style-name="T2">,</text:span> <text:span text:style-name="T3">'2023-09-25'</text:span><text:span text:style-name="T2">,</text:span> <text:span text:style-name="T3">'Corporate'</text:span><text:span text:style-name="T2">)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Mono" svg:font-family="'Google Sans Mono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13:47:14.576371200</meta:creation-date>
    <dc:date>2025-11-25T13:48:05.052337700</dc:date>
    <meta:editing-duration>PT51S</meta:editing-duration>
    <meta:editing-cycles>1</meta:editing-cycles>
    <meta:document-statistic meta:table-count="0" meta:image-count="0" meta:object-count="0" meta:page-count="2" meta:paragraph-count="65" meta:word-count="431" meta:character-count="3489" meta:non-whitespace-character-count="3003"/>
    <meta:generator>LibreOffice/25.2.6.2$Windows_X86_64 LibreOffice_project/729c5bfe710f5eb71ed3bbde9e06a6065e9c6c5d</meta:generator>
  </office:meta>
</office:document-meta>
</file>